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63cm"/>
    </style:style>
    <style:style style:name="co2" style:family="table-column">
      <style:table-column-properties fo:break-before="auto" style:column-width="1.154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1.365cm"/>
    </style:style>
    <style:style style:name="co5" style:family="table-column">
      <style:table-column-properties fo:break-before="auto" style:column-width="1.04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_data_ohneBias" table:style-name="ta1">
        <table:shapes>
          <draw:frame draw:z-index="0" draw:style-name="gr1" draw:text-style-name="P1" svg:width="15.999cm" svg:height="8.999cm" svg:x="14.61cm" svg:y="0.1cm">
            <draw:object draw:notify-on-update-of-ranges="output_data_ohneBias.A1:output_data_ohneBias.A1 output_data_ohneBias.A2:output_data_ohneBias.A41 output_data_ohneBias.C1:output_data_ohneBias.C1 output_data_ohneBias.C2:output_data_ohneBias.C41 output_data_ohneBias.A1:output_data_ohneBias.A1 output_data_ohneBias.A2:output_data_ohneBias.A41 output_data_ohneBias.F1:output_data_ohneBias.F1 output_data_ohneBias.F2:output_data_ohneBias.F41 output_data_ohneBias.A1:output_data_ohneBias.A1 output_data_ohneBias.A2:output_data_ohneBias.A41 output_data_ohneBias.J1:output_data_ohneBias.J1 output_data_ohneBias.J2:output_data_ohneBias.J41 output_data_ohneBias.A1:output_data_ohneBias.A1 output_data_ohneBias.A2:output_data_ohneBias.A41 output_data_ohneBias.M1:output_data_ohneBias.M1 output_data_ohneBias.M2:output_data_ohneBias.M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C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3.38" calcext:value-type="float">
            <text:p>33,38</text:p>
          </table:table-cell>
          <table:table-cell office:value-type="float" office:value="-85.42" calcext:value-type="float">
            <text:p>-85,42</text:p>
          </table:table-cell>
          <table:table-cell office:value-type="float" office:value="-10590" calcext:value-type="float">
            <text:p>-10590</text:p>
          </table:table-cell>
          <table:table-cell office:value-type="float" office:value="12.6" calcext:value-type="float">
            <text:p>12,6</text:p>
          </table:table-cell>
          <table:table-cell office:value-type="float" office:value="9570" calcext:value-type="float">
            <text:p>9570</text:p>
          </table:table-cell>
          <table:table-cell office:value-type="float" office:value="12.6" calcext:value-type="float">
            <text:p>12,6</text:p>
          </table:table-cell>
          <table:table-cell office:value-type="float" office:value="0.5" calcext:value-type="float">
            <text:p>0,5</text:p>
          </table:table-cell>
          <table:table-cell office:value-type="float" office:value="33.36" calcext:value-type="float">
            <text:p>33,36</text:p>
          </table:table-cell>
          <table:table-cell office:value-type="float" office:value="-85.35" calcext:value-type="float">
            <text:p>-85,35</text:p>
          </table:table-cell>
          <table:table-cell office:value-type="float" office:value="-10590" calcext:value-type="float">
            <text:p>-10590</text:p>
          </table:table-cell>
          <table:table-cell office:value-type="float" office:value="12.4" calcext:value-type="float">
            <text:p>12,4</text:p>
          </table:table-cell>
          <table:table-cell office:value-type="float" office:value="9570" calcext:value-type="float">
            <text:p>9570</text:p>
          </table:table-cell>
          <table:table-cell office:value-type="float" office:value="12.3" calcext:value-type="float">
            <text:p>12,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.07" calcext:value-type="float">
            <text:p>17,07</text:p>
          </table:table-cell>
          <table:table-cell office:value-type="float" office:value="-83.26" calcext:value-type="float">
            <text:p>-83,26</text:p>
          </table:table-cell>
          <table:table-cell office:value-type="float" office:value="-2699" calcext:value-type="float">
            <text:p>-2699</text:p>
          </table:table-cell>
          <table:table-cell office:value-type="float" office:value="8.5" calcext:value-type="float">
            <text:p>8,5</text:p>
          </table:table-cell>
          <table:table-cell office:value-type="float" office:value="9386" calcext:value-type="float">
            <text:p>9386</text:p>
          </table:table-cell>
          <table:table-cell office:value-type="float" office:value="8.5" calcext:value-type="float">
            <text:p>8,5</text:p>
          </table:table-cell>
          <table:table-cell office:value-type="float" office:value="1" calcext:value-type="float">
            <text:p>1</text:p>
          </table:table-cell>
          <table:table-cell office:value-type="float" office:value="17.07" calcext:value-type="float">
            <text:p>17,07</text:p>
          </table:table-cell>
          <table:table-cell office:value-type="float" office:value="-83.15" calcext:value-type="float">
            <text:p>-83,15</text:p>
          </table:table-cell>
          <table:table-cell office:value-type="float" office:value="-2697" calcext:value-type="float">
            <text:p>-2697</text:p>
          </table:table-cell>
          <table:table-cell office:value-type="float" office:value="8.3" calcext:value-type="float">
            <text:p>8,3</text:p>
          </table:table-cell>
          <table:table-cell office:value-type="float" office:value="9391" calcext:value-type="float">
            <text:p>9391</text:p>
          </table:table-cell>
          <table:table-cell office:value-type="float" office:value="8.3" calcext:value-type="float">
            <text:p>8,3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1.57" calcext:value-type="float">
            <text:p>11,57</text:p>
          </table:table-cell>
          <table:table-cell office:value-type="float" office:value="-81.18" calcext:value-type="float">
            <text:p>-81,18</text:p>
          </table:table-cell>
          <table:table-cell office:value-type="float" office:value="-1213" calcext:value-type="float">
            <text:p>-1213</text:p>
          </table:table-cell>
          <table:table-cell office:value-type="float" office:value="6.4" calcext:value-type="float">
            <text:p>6,4</text:p>
          </table:table-cell>
          <table:table-cell office:value-type="float" office:value="9285" calcext:value-type="float">
            <text:p>9285</text:p>
          </table:table-cell>
          <table:table-cell office:value-type="float" office:value="6.4" calcext:value-type="float">
            <text:p>6,4</text:p>
          </table:table-cell>
          <table:table-cell office:value-type="float" office:value="1.5" calcext:value-type="float">
            <text:p>1,5</text:p>
          </table:table-cell>
          <table:table-cell office:value-type="float" office:value="11.57" calcext:value-type="float">
            <text:p>11,57</text:p>
          </table:table-cell>
          <table:table-cell office:value-type="float" office:value="-81.03" calcext:value-type="float">
            <text:p>-81,03</text:p>
          </table:table-cell>
          <table:table-cell office:value-type="float" office:value="-1212" calcext:value-type="float">
            <text:p>-1212</text:p>
          </table:table-cell>
          <table:table-cell office:value-type="float" office:value="6.3" calcext:value-type="float">
            <text:p>6,3</text:p>
          </table:table-cell>
          <table:table-cell office:value-type="float" office:value="9288" calcext:value-type="float">
            <text:p>9288</text:p>
          </table:table-cell>
          <table:table-cell office:value-type="float" office:value="6.3" calcext:value-type="float">
            <text:p>6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802" calcext:value-type="float">
            <text:p>8,802</text:p>
          </table:table-cell>
          <table:table-cell office:value-type="float" office:value="-79.17" calcext:value-type="float">
            <text:p>-79,17</text:p>
          </table:table-cell>
          <table:table-cell office:value-type="float" office:value="-687.9" calcext:value-type="float">
            <text:p>-687,9</text:p>
          </table:table-cell>
          <table:table-cell office:value-type="float" office:value="5.2" calcext:value-type="float">
            <text:p>5,2</text:p>
          </table:table-cell>
          <table:table-cell office:value-type="float" office:value="9200" calcext:value-type="float">
            <text:p>92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.804" calcext:value-type="float">
            <text:p>8,804</text:p>
          </table:table-cell>
          <table:table-cell office:value-type="float" office:value="-78.99" calcext:value-type="float">
            <text:p>-78,99</text:p>
          </table:table-cell>
          <table:table-cell office:value-type="float" office:value="-687.6" calcext:value-type="float">
            <text:p>-687,6</text:p>
          </table:table-cell>
          <table:table-cell office:value-type="float" office:value="5.1" calcext:value-type="float">
            <text:p>5,1</text:p>
          </table:table-cell>
          <table:table-cell office:value-type="float" office:value="9200" calcext:value-type="float">
            <text:p>92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7.14" calcext:value-type="float">
            <text:p>7,14</text:p>
          </table:table-cell>
          <table:table-cell office:value-type="float" office:value="-77.19" calcext:value-type="float">
            <text:p>-77,19</text:p>
          </table:table-cell>
          <table:table-cell office:value-type="float" office:value="-443.2" calcext:value-type="float">
            <text:p>-443,2</text:p>
          </table:table-cell>
          <table:table-cell office:value-type="float" office:value="4.4" calcext:value-type="float">
            <text:p>4,4</text:p>
          </table:table-cell>
          <table:table-cell office:value-type="float" office:value="9100" calcext:value-type="float">
            <text:p>910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,5</text:p>
          </table:table-cell>
          <table:table-cell office:value-type="float" office:value="7.145" calcext:value-type="float">
            <text:p>7,145</text:p>
          </table:table-cell>
          <table:table-cell office:value-type="float" office:value="-76.96" calcext:value-type="float">
            <text:p>-76,96</text:p>
          </table:table-cell>
          <table:table-cell office:value-type="float" office:value="-443" calcext:value-type="float">
            <text:p>-443</text:p>
          </table:table-cell>
          <table:table-cell office:value-type="float" office:value="4.3" calcext:value-type="float">
            <text:p>4,3</text:p>
          </table:table-cell>
          <table:table-cell office:value-type="float" office:value="9200" calcext:value-type="float">
            <text:p>92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034" calcext:value-type="float">
            <text:p>6,034</text:p>
          </table:table-cell>
          <table:table-cell office:value-type="float" office:value="-75.24" calcext:value-type="float">
            <text:p>-75,24</text:p>
          </table:table-cell>
          <table:table-cell office:value-type="float" office:value="-309.5" calcext:value-type="float">
            <text:p>-309,5</text:p>
          </table:table-cell>
          <table:table-cell office:value-type="float" office:value="3.8" calcext:value-type="float">
            <text:p>3,8</text:p>
          </table:table-cell>
          <table:table-cell office:value-type="float" office:value="9100" calcext:value-type="float">
            <text:p>91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.04" calcext:value-type="float">
            <text:p>6,04</text:p>
          </table:table-cell>
          <table:table-cell office:value-type="float" office:value="-74.99" calcext:value-type="float">
            <text:p>-74,99</text:p>
          </table:table-cell>
          <table:table-cell office:value-type="float" office:value="-309.5" calcext:value-type="float">
            <text:p>-309,5</text:p>
          </table:table-cell>
          <table:table-cell office:value-type="float" office:value="3.7" calcext:value-type="float">
            <text:p>3,7</text:p>
          </table:table-cell>
          <table:table-cell office:value-type="float" office:value="9100" calcext:value-type="float">
            <text:p>91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5.248" calcext:value-type="float">
            <text:p>5,248</text:p>
          </table:table-cell>
          <table:table-cell office:value-type="float" office:value="-73.34" calcext:value-type="float">
            <text:p>-73,34</text:p>
          </table:table-cell>
          <table:table-cell office:value-type="float" office:value="-228.6" calcext:value-type="float">
            <text:p>-228,6</text:p>
          </table:table-cell>
          <table:table-cell office:value-type="float" office:value="3.3" calcext:value-type="float">
            <text:p>3,3</text:p>
          </table:table-cell>
          <table:table-cell office:value-type="float" office:value="9100" calcext:value-type="float">
            <text:p>9100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office:value-type="float" office:value="5.255" calcext:value-type="float">
            <text:p>5,255</text:p>
          </table:table-cell>
          <table:table-cell office:value-type="float" office:value="-73.08" calcext:value-type="float">
            <text:p>-73,08</text:p>
          </table:table-cell>
          <table:table-cell office:value-type="float" office:value="-228.5" calcext:value-type="float">
            <text:p>-228,5</text:p>
          </table:table-cell>
          <table:table-cell office:value-type="float" office:value="3.3" calcext:value-type="float">
            <text:p>3,3</text:p>
          </table:table-cell>
          <table:table-cell office:value-type="float" office:value="9100" calcext:value-type="float">
            <text:p>91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66" calcext:value-type="float">
            <text:p>4,66</text:p>
          </table:table-cell>
          <table:table-cell office:value-type="float" office:value="-71.49" calcext:value-type="float">
            <text:p>-71,49</text:p>
          </table:table-cell>
          <table:table-cell office:value-type="float" office:value="-175.8" calcext:value-type="float">
            <text:p>-175,8</text:p>
          </table:table-cell>
          <table:table-cell office:value-type="float" office:value="3" calcext:value-type="float">
            <text:p>3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668" calcext:value-type="float">
            <text:p>4,668</text:p>
          </table:table-cell>
          <table:table-cell office:value-type="float" office:value="-71.2" calcext:value-type="float">
            <text:p>-71,2</text:p>
          </table:table-cell>
          <table:table-cell office:value-type="float" office:value="-175.8" calcext:value-type="float">
            <text:p>-175,8</text:p>
          </table:table-cell>
          <table:table-cell office:value-type="float" office:value="2.9" calcext:value-type="float">
            <text:p>2,9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4.206" calcext:value-type="float">
            <text:p>4,206</text:p>
          </table:table-cell>
          <table:table-cell office:value-type="float" office:value="-69.7" calcext:value-type="float">
            <text:p>-69,7</text:p>
          </table:table-cell>
          <table:table-cell office:value-type="float" office:value="-139.5" calcext:value-type="float">
            <text:p>-139,5</text:p>
          </table:table-cell>
          <table:table-cell office:value-type="float" office:value="2.7" calcext:value-type="float">
            <text:p>2,7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office:value-type="float" office:value="4.214" calcext:value-type="float">
            <text:p>4,214</text:p>
          </table:table-cell>
          <table:table-cell office:value-type="float" office:value="-69.39" calcext:value-type="float">
            <text:p>-69,39</text:p>
          </table:table-cell>
          <table:table-cell office:value-type="float" office:value="-139.5" calcext:value-type="float">
            <text:p>-139,5</text:p>
          </table:table-cell>
          <table:table-cell office:value-type="float" office:value="2.7" calcext:value-type="float">
            <text:p>2,7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846" calcext:value-type="float">
            <text:p>3,846</text:p>
          </table:table-cell>
          <table:table-cell office:value-type="float" office:value="-67.96" calcext:value-type="float">
            <text:p>-67,96</text:p>
          </table:table-cell>
          <table:table-cell office:value-type="float" office:value="-113.5" calcext:value-type="float">
            <text:p>-113,5</text:p>
          </table:table-cell>
          <table:table-cell office:value-type="float" office:value="2.5" calcext:value-type="float">
            <text:p>2,5</text:p>
          </table:table-cell>
          <table:table-cell office:value-type="float" office:value="8900" calcext:value-type="float">
            <text:p>89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855" calcext:value-type="float">
            <text:p>3,855</text:p>
          </table:table-cell>
          <table:table-cell office:value-type="float" office:value="-67.63" calcext:value-type="float">
            <text:p>-67,63</text:p>
          </table:table-cell>
          <table:table-cell office:value-type="float" office:value="-113.5" calcext:value-type="float">
            <text:p>-113,5</text:p>
          </table:table-cell>
          <table:table-cell office:value-type="float" office:value="2.4" calcext:value-type="float">
            <text:p>2,4</text:p>
          </table:table-cell>
          <table:table-cell office:value-type="float" office:value="8900" calcext:value-type="float">
            <text:p>89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3.553" calcext:value-type="float">
            <text:p>3,553</text:p>
          </table:table-cell>
          <table:table-cell office:value-type="float" office:value="-66.27" calcext:value-type="float">
            <text:p>-66,27</text:p>
          </table:table-cell>
          <table:table-cell office:value-type="float" office:value="-94.1" calcext:value-type="float">
            <text:p>-94,1</text:p>
          </table:table-cell>
          <table:table-cell office:value-type="float" office:value="2.3" calcext:value-type="float">
            <text:p>2,3</text:p>
          </table:table-cell>
          <table:table-cell office:value-type="float" office:value="8900" calcext:value-type="float">
            <text:p>8900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,5</text:p>
          </table:table-cell>
          <table:table-cell office:value-type="float" office:value="3.563" calcext:value-type="float">
            <text:p>3,563</text:p>
          </table:table-cell>
          <table:table-cell office:value-type="float" office:value="-65.93" calcext:value-type="float">
            <text:p>-65,93</text:p>
          </table:table-cell>
          <table:table-cell office:value-type="float" office:value="-94.1" calcext:value-type="float">
            <text:p>-94,1</text:p>
          </table:table-cell>
          <table:table-cell office:value-type="float" office:value="2.2" calcext:value-type="float">
            <text:p>2,2</text:p>
          </table:table-cell>
          <table:table-cell office:value-type="float" office:value="8900" calcext:value-type="float">
            <text:p>89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312" calcext:value-type="float">
            <text:p>3,312</text:p>
          </table:table-cell>
          <table:table-cell office:value-type="float" office:value="-64.64" calcext:value-type="float">
            <text:p>-64,64</text:p>
          </table:table-cell>
          <table:table-cell office:value-type="float" office:value="-79.4" calcext:value-type="float">
            <text:p>-79,4</text:p>
          </table:table-cell>
          <table:table-cell office:value-type="float" office:value="2.1" calcext:value-type="float">
            <text:p>2,1</text:p>
          </table:table-cell>
          <table:table-cell office:value-type="float" office:value="8900" calcext:value-type="float">
            <text:p>89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322" calcext:value-type="float">
            <text:p>3,322</text:p>
          </table:table-cell>
          <table:table-cell office:value-type="float" office:value="-64.29" calcext:value-type="float">
            <text:p>-64,29</text:p>
          </table:table-cell>
          <table:table-cell office:value-type="float" office:value="-79.4" calcext:value-type="float">
            <text:p>-79,4</text:p>
          </table:table-cell>
          <table:table-cell office:value-type="float" office:value="2.1" calcext:value-type="float">
            <text:p>2,1</text:p>
          </table:table-cell>
          <table:table-cell office:value-type="float" office:value="8900" calcext:value-type="float">
            <text:p>89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3.11" calcext:value-type="float">
            <text:p>3,11</text:p>
          </table:table-cell>
          <table:table-cell office:value-type="float" office:value="-63.06" calcext:value-type="float">
            <text:p>-63,06</text:p>
          </table:table-cell>
          <table:table-cell office:value-type="float" office:value="-67.9" calcext:value-type="float">
            <text:p>-67,9</text:p>
          </table:table-cell>
          <table:table-cell office:value-type="float" office:value="2" calcext:value-type="float">
            <text:p>2</text:p>
          </table:table-cell>
          <table:table-cell office:value-type="float" office:value="8800" calcext:value-type="float">
            <text:p>8800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,5</text:p>
          </table:table-cell>
          <table:table-cell office:value-type="float" office:value="3.12" calcext:value-type="float">
            <text:p>3,12</text:p>
          </table:table-cell>
          <table:table-cell office:value-type="float" office:value="-62.71" calcext:value-type="float">
            <text:p>-62,71</text:p>
          </table:table-cell>
          <table:table-cell office:value-type="float" office:value="-67.9" calcext:value-type="float">
            <text:p>-67,9</text:p>
          </table:table-cell>
          <table:table-cell office:value-type="float" office:value="1.9" calcext:value-type="float">
            <text:p>1,9</text:p>
          </table:table-cell>
          <table:table-cell office:value-type="float" office:value="8800" calcext:value-type="float">
            <text:p>8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938" calcext:value-type="float">
            <text:p>2,938</text:p>
          </table:table-cell>
          <table:table-cell office:value-type="float" office:value="-61.54" calcext:value-type="float">
            <text:p>-61,54</text:p>
          </table:table-cell>
          <table:table-cell office:value-type="float" office:value="-58.74" calcext:value-type="float">
            <text:p>-58,74</text:p>
          </table:table-cell>
          <table:table-cell office:value-type="float" office:value="1.8" calcext:value-type="float">
            <text:p>1,8</text:p>
          </table:table-cell>
          <table:table-cell office:value-type="float" office:value="8800" calcext:value-type="float">
            <text:p>88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.948" calcext:value-type="float">
            <text:p>2,948</text:p>
          </table:table-cell>
          <table:table-cell office:value-type="float" office:value="-61.18" calcext:value-type="float">
            <text:p>-61,18</text:p>
          </table:table-cell>
          <table:table-cell office:value-type="float" office:value="-58.75" calcext:value-type="float">
            <text:p>-58,75</text:p>
          </table:table-cell>
          <table:table-cell office:value-type="float" office:value="1.8" calcext:value-type="float">
            <text:p>1,8</text:p>
          </table:table-cell>
          <table:table-cell office:value-type="float" office:value="8800" calcext:value-type="float">
            <text:p>8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2.791" calcext:value-type="float">
            <text:p>2,791</text:p>
          </table:table-cell>
          <table:table-cell office:value-type="float" office:value="-60.08" calcext:value-type="float">
            <text:p>-60,08</text:p>
          </table:table-cell>
          <table:table-cell office:value-type="float" office:value="-51.35" calcext:value-type="float">
            <text:p>-51,35</text:p>
          </table:table-cell>
          <table:table-cell office:value-type="float" office:value="1.7" calcext:value-type="float">
            <text:p>1,7</text:p>
          </table:table-cell>
          <table:table-cell office:value-type="float" office:value="8770" calcext:value-type="float">
            <text:p>8770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,5</text:p>
          </table:table-cell>
          <table:table-cell office:value-type="float" office:value="2.801" calcext:value-type="float">
            <text:p>2,801</text:p>
          </table:table-cell>
          <table:table-cell office:value-type="float" office:value="-59.71" calcext:value-type="float">
            <text:p>-59,71</text:p>
          </table:table-cell>
          <table:table-cell office:value-type="float" office:value="-51.35" calcext:value-type="float">
            <text:p>-51,35</text:p>
          </table:table-cell>
          <table:table-cell office:value-type="float" office:value="1.7" calcext:value-type="float">
            <text:p>1,7</text:p>
          </table:table-cell>
          <table:table-cell office:value-type="float" office:value="8770" calcext:value-type="float">
            <text:p>87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664" calcext:value-type="float">
            <text:p>2,664</text:p>
          </table:table-cell>
          <table:table-cell office:value-type="float" office:value="-58.67" calcext:value-type="float">
            <text:p>-58,67</text:p>
          </table:table-cell>
          <table:table-cell office:value-type="float" office:value="-45.27" calcext:value-type="float">
            <text:p>-45,27</text:p>
          </table:table-cell>
          <table:table-cell office:value-type="float" office:value="1.6" calcext:value-type="float">
            <text:p>1,6</text:p>
          </table:table-cell>
          <table:table-cell office:value-type="float" office:value="8740" calcext:value-type="float">
            <text:p>874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674" calcext:value-type="float">
            <text:p>2,674</text:p>
          </table:table-cell>
          <table:table-cell office:value-type="float" office:value="-58.3" calcext:value-type="float">
            <text:p>-58,3</text:p>
          </table:table-cell>
          <table:table-cell office:value-type="float" office:value="-45.28" calcext:value-type="float">
            <text:p>-45,28</text:p>
          </table:table-cell>
          <table:table-cell office:value-type="float" office:value="1.6" calcext:value-type="float">
            <text:p>1,6</text:p>
          </table:table-cell>
          <table:table-cell office:value-type="float" office:value="8740" calcext:value-type="float">
            <text:p>87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2.552" calcext:value-type="float">
            <text:p>2,552</text:p>
          </table:table-cell>
          <table:table-cell office:value-type="float" office:value="-57.3" calcext:value-type="float">
            <text:p>-57,3</text:p>
          </table:table-cell>
          <table:table-cell office:value-type="float" office:value="-40.23" calcext:value-type="float">
            <text:p>-40,23</text:p>
          </table:table-cell>
          <table:table-cell office:value-type="float" office:value="1.6" calcext:value-type="float">
            <text:p>1,6</text:p>
          </table:table-cell>
          <table:table-cell office:value-type="float" office:value="8720" calcext:value-type="float">
            <text:p>8720</text:p>
          </table:table-cell>
          <table:table-cell office:value-type="float" office:value="2" calcext:value-type="float">
            <text:p>2</text:p>
          </table:table-cell>
          <table:table-cell office:value-type="float" office:value="8.5" calcext:value-type="float">
            <text:p>8,5</text:p>
          </table:table-cell>
          <table:table-cell office:value-type="float" office:value="2.563" calcext:value-type="float">
            <text:p>2,563</text:p>
          </table:table-cell>
          <table:table-cell office:value-type="float" office:value="-56.93" calcext:value-type="float">
            <text:p>-56,93</text:p>
          </table:table-cell>
          <table:table-cell office:value-type="float" office:value="-40.24" calcext:value-type="float">
            <text:p>-40,24</text:p>
          </table:table-cell>
          <table:table-cell office:value-type="float" office:value="1.5" calcext:value-type="float">
            <text:p>1,5</text:p>
          </table:table-cell>
          <table:table-cell office:value-type="float" office:value="8710" calcext:value-type="float">
            <text:p>87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455" calcext:value-type="float">
            <text:p>2,455</text:p>
          </table:table-cell>
          <table:table-cell office:value-type="float" office:value="-55.99" calcext:value-type="float">
            <text:p>-55,99</text:p>
          </table:table-cell>
          <table:table-cell office:value-type="float" office:value="-36" calcext:value-type="float">
            <text:p>-36</text:p>
          </table:table-cell>
          <table:table-cell office:value-type="float" office:value="1.5" calcext:value-type="float">
            <text:p>1,5</text:p>
          </table:table-cell>
          <table:table-cell office:value-type="float" office:value="8690" calcext:value-type="float">
            <text:p>869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.466" calcext:value-type="float">
            <text:p>2,466</text:p>
          </table:table-cell>
          <table:table-cell office:value-type="float" office:value="-55.63" calcext:value-type="float">
            <text:p>-55,63</text:p>
          </table:table-cell>
          <table:table-cell office:value-type="float" office:value="-36.01" calcext:value-type="float">
            <text:p>-36,01</text:p>
          </table:table-cell>
          <table:table-cell office:value-type="float" office:value="1.5" calcext:value-type="float">
            <text:p>1,5</text:p>
          </table:table-cell>
          <table:table-cell office:value-type="float" office:value="8690" calcext:value-type="float">
            <text:p>86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2.368" calcext:value-type="float">
            <text:p>2,368</text:p>
          </table:table-cell>
          <table:table-cell office:value-type="float" office:value="-54.74" calcext:value-type="float">
            <text:p>-54,74</text:p>
          </table:table-cell>
          <table:table-cell office:value-type="float" office:value="-32.41" calcext:value-type="float">
            <text:p>-32,41</text:p>
          </table:table-cell>
          <table:table-cell office:value-type="float" office:value="1.4" calcext:value-type="float">
            <text:p>1,4</text:p>
          </table:table-cell>
          <table:table-cell office:value-type="float" office:value="8660" calcext:value-type="float">
            <text:p>866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,5</text:p>
          </table:table-cell>
          <table:table-cell office:value-type="float" office:value="2.38" calcext:value-type="float">
            <text:p>2,38</text:p>
          </table:table-cell>
          <table:table-cell office:value-type="float" office:value="-54.37" calcext:value-type="float">
            <text:p>-54,37</text:p>
          </table:table-cell>
          <table:table-cell office:value-type="float" office:value="-32.42" calcext:value-type="float">
            <text:p>-32,42</text:p>
          </table:table-cell>
          <table:table-cell office:value-type="float" office:value="1.4" calcext:value-type="float">
            <text:p>1,4</text:p>
          </table:table-cell>
          <table:table-cell office:value-type="float" office:value="8660" calcext:value-type="float">
            <text:p>86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292" calcext:value-type="float">
            <text:p>2,292</text:p>
          </table:table-cell>
          <table:table-cell office:value-type="float" office:value="-53.52" calcext:value-type="float">
            <text:p>-53,52</text:p>
          </table:table-cell>
          <table:table-cell office:value-type="float" office:value="-29.34" calcext:value-type="float">
            <text:p>-29,34</text:p>
          </table:table-cell>
          <table:table-cell office:value-type="float" office:value="1.4" calcext:value-type="float">
            <text:p>1,4</text:p>
          </table:table-cell>
          <table:table-cell office:value-type="float" office:value="8630" calcext:value-type="float">
            <text:p>86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.303" calcext:value-type="float">
            <text:p>2,303</text:p>
          </table:table-cell>
          <table:table-cell office:value-type="float" office:value="-53.16" calcext:value-type="float">
            <text:p>-53,16</text:p>
          </table:table-cell>
          <table:table-cell office:value-type="float" office:value="-29.35" calcext:value-type="float">
            <text:p>-29,35</text:p>
          </table:table-cell>
          <table:table-cell office:value-type="float" office:value="1.3" calcext:value-type="float">
            <text:p>1,3</text:p>
          </table:table-cell>
          <table:table-cell office:value-type="float" office:value="8630" calcext:value-type="float">
            <text:p>86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2.223" calcext:value-type="float">
            <text:p>2,223</text:p>
          </table:table-cell>
          <table:table-cell office:value-type="float" office:value="-52.35" calcext:value-type="float">
            <text:p>-52,35</text:p>
          </table:table-cell>
          <table:table-cell office:value-type="float" office:value="-26.69" calcext:value-type="float">
            <text:p>-26,69</text:p>
          </table:table-cell>
          <table:table-cell office:value-type="float" office:value="1.3" calcext:value-type="float">
            <text:p>1,3</text:p>
          </table:table-cell>
          <table:table-cell office:value-type="float" office:value="8610" calcext:value-type="float">
            <text:p>861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,5</text:p>
          </table:table-cell>
          <table:table-cell office:value-type="float" office:value="2.235" calcext:value-type="float">
            <text:p>2,235</text:p>
          </table:table-cell>
          <table:table-cell office:value-type="float" office:value="-52.01" calcext:value-type="float">
            <text:p>-52,01</text:p>
          </table:table-cell>
          <table:table-cell office:value-type="float" office:value="-26.7" calcext:value-type="float">
            <text:p>-26,7</text:p>
          </table:table-cell>
          <table:table-cell office:value-type="float" office:value="1.3" calcext:value-type="float">
            <text:p>1,3</text:p>
          </table:table-cell>
          <table:table-cell office:value-type="float" office:value="8600" calcext:value-type="float">
            <text:p>8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162" calcext:value-type="float">
            <text:p>2,162</text:p>
          </table:table-cell>
          <table:table-cell office:value-type="float" office:value="-51.24" calcext:value-type="float">
            <text:p>-51,24</text:p>
          </table:table-cell>
          <table:table-cell office:value-type="float" office:value="-24.4" calcext:value-type="float">
            <text:p>-24,4</text:p>
          </table:table-cell>
          <table:table-cell office:value-type="float" office:value="1.2" calcext:value-type="float">
            <text:p>1,2</text:p>
          </table:table-cell>
          <table:table-cell office:value-type="float" office:value="8580" calcext:value-type="float">
            <text:p>858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.173" calcext:value-type="float">
            <text:p>2,173</text:p>
          </table:table-cell>
          <table:table-cell office:value-type="float" office:value="-50.89" calcext:value-type="float">
            <text:p>-50,89</text:p>
          </table:table-cell>
          <table:table-cell office:value-type="float" office:value="-24.41" calcext:value-type="float">
            <text:p>-24,41</text:p>
          </table:table-cell>
          <table:table-cell office:value-type="float" office:value="1.2" calcext:value-type="float">
            <text:p>1,2</text:p>
          </table:table-cell>
          <table:table-cell office:value-type="float" office:value="8580" calcext:value-type="float">
            <text:p>85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2.106" calcext:value-type="float">
            <text:p>2,106</text:p>
          </table:table-cell>
          <table:table-cell office:value-type="float" office:value="-50.16" calcext:value-type="float">
            <text:p>-50,16</text:p>
          </table:table-cell>
          <table:table-cell office:value-type="float" office:value="-22.39" calcext:value-type="float">
            <text:p>-22,39</text:p>
          </table:table-cell>
          <table:table-cell office:value-type="float" office:value="1.2" calcext:value-type="float">
            <text:p>1,2</text:p>
          </table:table-cell>
          <table:table-cell office:value-type="float" office:value="8550" calcext:value-type="float">
            <text:p>855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,5</text:p>
          </table:table-cell>
          <table:table-cell office:value-type="float" office:value="2.118" calcext:value-type="float">
            <text:p>2,118</text:p>
          </table:table-cell>
          <table:table-cell office:value-type="float" office:value="-49.83" calcext:value-type="float">
            <text:p>-49,83</text:p>
          </table:table-cell>
          <table:table-cell office:value-type="float" office:value="-22.4" calcext:value-type="float">
            <text:p>-22,4</text:p>
          </table:table-cell>
          <table:table-cell office:value-type="float" office:value="1.2" calcext:value-type="float">
            <text:p>1,2</text:p>
          </table:table-cell>
          <table:table-cell office:value-type="float" office:value="8550" calcext:value-type="float">
            <text:p>85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056" calcext:value-type="float">
            <text:p>2,056</text:p>
          </table:table-cell>
          <table:table-cell office:value-type="float" office:value="-49.12" calcext:value-type="float">
            <text:p>-49,12</text:p>
          </table:table-cell>
          <table:table-cell office:value-type="float" office:value="-20.62" calcext:value-type="float">
            <text:p>-20,62</text:p>
          </table:table-cell>
          <table:table-cell office:value-type="float" office:value="1.2" calcext:value-type="float">
            <text:p>1,2</text:p>
          </table:table-cell>
          <table:table-cell office:value-type="float" office:value="8530" calcext:value-type="float">
            <text:p>853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.068" calcext:value-type="float">
            <text:p>2,068</text:p>
          </table:table-cell>
          <table:table-cell office:value-type="float" office:value="-48.78" calcext:value-type="float">
            <text:p>-48,78</text:p>
          </table:table-cell>
          <table:table-cell office:value-type="float" office:value="-20.63" calcext:value-type="float">
            <text:p>-20,63</text:p>
          </table:table-cell>
          <table:table-cell office:value-type="float" office:value="1.1" calcext:value-type="float">
            <text:p>1,1</text:p>
          </table:table-cell>
          <table:table-cell office:value-type="float" office:value="8530" calcext:value-type="float">
            <text:p>85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2.01" calcext:value-type="float">
            <text:p>2,01</text:p>
          </table:table-cell>
          <table:table-cell office:value-type="float" office:value="-48.1" calcext:value-type="float">
            <text:p>-48,1</text:p>
          </table:table-cell>
          <table:table-cell office:value-type="float" office:value="-19.06" calcext:value-type="float">
            <text:p>-19,06</text:p>
          </table:table-cell>
          <table:table-cell office:value-type="float" office:value="1.1" calcext:value-type="float">
            <text:p>1,1</text:p>
          </table:table-cell>
          <table:table-cell office:value-type="float" office:value="8510" calcext:value-type="float">
            <text:p>851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,5</text:p>
          </table:table-cell>
          <table:table-cell office:value-type="float" office:value="2.022" calcext:value-type="float">
            <text:p>2,022</text:p>
          </table:table-cell>
          <table:table-cell office:value-type="float" office:value="-47.78" calcext:value-type="float">
            <text:p>-47,78</text:p>
          </table:table-cell>
          <table:table-cell office:value-type="float" office:value="-19.07" calcext:value-type="float">
            <text:p>-19,07</text:p>
          </table:table-cell>
          <table:table-cell office:value-type="float" office:value="1.1" calcext:value-type="float">
            <text:p>1,1</text:p>
          </table:table-cell>
          <table:table-cell office:value-type="float" office:value="8500" calcext:value-type="float">
            <text:p>8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969" calcext:value-type="float">
            <text:p>1,969</text:p>
          </table:table-cell>
          <table:table-cell office:value-type="float" office:value="-47.15" calcext:value-type="float">
            <text:p>-47,15</text:p>
          </table:table-cell>
          <table:table-cell office:value-type="float" office:value="-17.68" calcext:value-type="float">
            <text:p>-17,68</text:p>
          </table:table-cell>
          <table:table-cell office:value-type="float" office:value="1.1" calcext:value-type="float">
            <text:p>1,1</text:p>
          </table:table-cell>
          <table:table-cell office:value-type="float" office:value="8480" calcext:value-type="float">
            <text:p>848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.98" calcext:value-type="float">
            <text:p>1,98</text:p>
          </table:table-cell>
          <table:table-cell office:value-type="float" office:value="-46.83" calcext:value-type="float">
            <text:p>-46,83</text:p>
          </table:table-cell>
          <table:table-cell office:value-type="float" office:value="-17.68" calcext:value-type="float">
            <text:p>-17,68</text:p>
          </table:table-cell>
          <table:table-cell office:value-type="float" office:value="1.1" calcext:value-type="float">
            <text:p>1,1</text:p>
          </table:table-cell>
          <table:table-cell office:value-type="float" office:value="8480" calcext:value-type="float">
            <text:p>84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1.931" calcext:value-type="float">
            <text:p>1,931</text:p>
          </table:table-cell>
          <table:table-cell office:value-type="float" office:value="-46.21" calcext:value-type="float">
            <text:p>-46,21</text:p>
          </table:table-cell>
          <table:table-cell office:value-type="float" office:value="-16.44" calcext:value-type="float">
            <text:p>-16,44</text:p>
          </table:table-cell>
          <table:table-cell office:value-type="float" office:value="1" calcext:value-type="float">
            <text:p>1</text:p>
          </table:table-cell>
          <table:table-cell office:value-type="float" office:value="8460" calcext:value-type="float">
            <text:p>8460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,5</text:p>
          </table:table-cell>
          <table:table-cell office:value-type="float" office:value="1.942" calcext:value-type="float">
            <text:p>1,942</text:p>
          </table:table-cell>
          <table:table-cell office:value-type="float" office:value="-45.9" calcext:value-type="float">
            <text:p>-45,9</text:p>
          </table:table-cell>
          <table:table-cell office:value-type="float" office:value="-16.44" calcext:value-type="float">
            <text:p>-16,44</text:p>
          </table:table-cell>
          <table:table-cell office:value-type="float" office:value="1" calcext:value-type="float">
            <text:p>1</text:p>
          </table:table-cell>
          <table:table-cell office:value-type="float" office:value="8450" calcext:value-type="float">
            <text:p>8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897" calcext:value-type="float">
            <text:p>1,897</text:p>
          </table:table-cell>
          <table:table-cell office:value-type="float" office:value="-45.32" calcext:value-type="float">
            <text:p>-45,32</text:p>
          </table:table-cell>
          <table:table-cell office:value-type="float" office:value="-15.33" calcext:value-type="float">
            <text:p>-15,33</text:p>
          </table:table-cell>
          <table:table-cell office:value-type="float" office:value="1" calcext:value-type="float">
            <text:p>1</text:p>
          </table:table-cell>
          <table:table-cell office:value-type="float" office:value="8430" calcext:value-type="float">
            <text:p>843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.907" calcext:value-type="float">
            <text:p>1,907</text:p>
          </table:table-cell>
          <table:table-cell office:value-type="float" office:value="-45.01" calcext:value-type="float">
            <text:p>-45,01</text:p>
          </table:table-cell>
          <table:table-cell office:value-type="float" office:value="-15.33" calcext:value-type="float">
            <text:p>-15,33</text:p>
          </table:table-cell>
          <table:table-cell office:value-type="float" office:value="1" calcext:value-type="float">
            <text:p>1</text:p>
          </table:table-cell>
          <table:table-cell office:value-type="float" office:value="8430" calcext:value-type="float">
            <text:p>84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float" office:value="1.864" calcext:value-type="float">
            <text:p>1,864</text:p>
          </table:table-cell>
          <table:table-cell office:value-type="float" office:value="-44.45" calcext:value-type="float">
            <text:p>-44,45</text:p>
          </table:table-cell>
          <table:table-cell office:value-type="float" office:value="-14.33" calcext:value-type="float">
            <text:p>-14,33</text:p>
          </table:table-cell>
          <table:table-cell office:value-type="float" office:value="1" calcext:value-type="float">
            <text:p>1</text:p>
          </table:table-cell>
          <table:table-cell office:value-type="float" office:value="8410" calcext:value-type="float">
            <text:p>8410</text:p>
          </table:table-cell>
          <table:table-cell office:value-type="float" office:value="1" calcext:value-type="float">
            <text:p>1</text:p>
          </table:table-cell>
          <table:table-cell office:value-type="float" office:value="14.5" calcext:value-type="float">
            <text:p>14,5</text:p>
          </table:table-cell>
          <table:table-cell office:value-type="float" office:value="1.875" calcext:value-type="float">
            <text:p>1,875</text:p>
          </table:table-cell>
          <table:table-cell office:value-type="float" office:value="-44.16" calcext:value-type="float">
            <text:p>-44,16</text:p>
          </table:table-cell>
          <table:table-cell office:value-type="float" office:value="-14.33" calcext:value-type="float">
            <text:p>-14,33</text:p>
          </table:table-cell>
          <table:table-cell office:value-type="float" office:value="1" calcext:value-type="float">
            <text:p>1</text:p>
          </table:table-cell>
          <table:table-cell office:value-type="float" office:value="8400" calcext:value-type="float">
            <text:p>8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835" calcext:value-type="float">
            <text:p>1,835</text:p>
          </table:table-cell>
          <table:table-cell office:value-type="float" office:value="-43.62" calcext:value-type="float">
            <text:p>-43,62</text:p>
          </table:table-cell>
          <table:table-cell office:value-type="float" office:value="-13.43" calcext:value-type="float">
            <text:p>-13,43</text:p>
          </table:table-cell>
          <table:table-cell office:value-type="float" office:value="1" calcext:value-type="float">
            <text:p>1</text:p>
          </table:table-cell>
          <table:table-cell office:value-type="float" office:value="8380" calcext:value-type="float">
            <text:p>838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.845" calcext:value-type="float">
            <text:p>1,845</text:p>
          </table:table-cell>
          <table:table-cell office:value-type="float" office:value="-43.32" calcext:value-type="float">
            <text:p>-43,32</text:p>
          </table:table-cell>
          <table:table-cell office:value-type="float" office:value="-13.43" calcext:value-type="float">
            <text:p>-13,43</text:p>
          </table:table-cell>
          <table:table-cell office:value-type="float" office:value="0.9" calcext:value-type="float">
            <text:p>0,9</text:p>
          </table:table-cell>
          <table:table-cell office:value-type="float" office:value="8380" calcext:value-type="float">
            <text:p>83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1.808" calcext:value-type="float">
            <text:p>1,808</text:p>
          </table:table-cell>
          <table:table-cell office:value-type="float" office:value="-42.81" calcext:value-type="float">
            <text:p>-42,81</text:p>
          </table:table-cell>
          <table:table-cell office:value-type="float" office:value="-12.61" calcext:value-type="float">
            <text:p>-12,61</text:p>
          </table:table-cell>
          <table:table-cell office:value-type="float" office:value="0.9" calcext:value-type="float">
            <text:p>0,9</text:p>
          </table:table-cell>
          <table:table-cell office:value-type="float" office:value="8360" calcext:value-type="float">
            <text:p>836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,5</text:p>
          </table:table-cell>
          <table:table-cell office:value-type="float" office:value="1.818" calcext:value-type="float">
            <text:p>1,818</text:p>
          </table:table-cell>
          <table:table-cell office:value-type="float" office:value="-42.54" calcext:value-type="float">
            <text:p>-42,54</text:p>
          </table:table-cell>
          <table:table-cell office:value-type="float" office:value="-12.61" calcext:value-type="float">
            <text:p>-12,61</text:p>
          </table:table-cell>
          <table:table-cell office:value-type="float" office:value="0.9" calcext:value-type="float">
            <text:p>0,9</text:p>
          </table:table-cell>
          <table:table-cell office:value-type="float" office:value="8360" calcext:value-type="float">
            <text:p>83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783" calcext:value-type="float">
            <text:p>1,783</text:p>
          </table:table-cell>
          <table:table-cell office:value-type="float" office:value="-42.04" calcext:value-type="float">
            <text:p>-42,04</text:p>
          </table:table-cell>
          <table:table-cell office:value-type="float" office:value="-11.87" calcext:value-type="float">
            <text:p>-11,87</text:p>
          </table:table-cell>
          <table:table-cell office:value-type="float" office:value="0.9" calcext:value-type="float">
            <text:p>0,9</text:p>
          </table:table-cell>
          <table:table-cell office:value-type="float" office:value="8330" calcext:value-type="float">
            <text:p>833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793" calcext:value-type="float">
            <text:p>1,793</text:p>
          </table:table-cell>
          <table:table-cell office:value-type="float" office:value="-41.76" calcext:value-type="float">
            <text:p>-41,76</text:p>
          </table:table-cell>
          <table:table-cell office:value-type="float" office:value="-11.87" calcext:value-type="float">
            <text:p>-11,87</text:p>
          </table:table-cell>
          <table:table-cell office:value-type="float" office:value="0.9" calcext:value-type="float">
            <text:p>0,9</text:p>
          </table:table-cell>
          <table:table-cell office:value-type="float" office:value="8330" calcext:value-type="float">
            <text:p>83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1.759" calcext:value-type="float">
            <text:p>1,759</text:p>
          </table:table-cell>
          <table:table-cell office:value-type="float" office:value="-41.29" calcext:value-type="float">
            <text:p>-41,29</text:p>
          </table:table-cell>
          <table:table-cell office:value-type="float" office:value="-11.2" calcext:value-type="float">
            <text:p>-11,2</text:p>
          </table:table-cell>
          <table:table-cell office:value-type="float" office:value="0.9" calcext:value-type="float">
            <text:p>0,9</text:p>
          </table:table-cell>
          <table:table-cell office:value-type="float" office:value="8310" calcext:value-type="float">
            <text:p>831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,5</text:p>
          </table:table-cell>
          <table:table-cell office:value-type="float" office:value="1.769" calcext:value-type="float">
            <text:p>1,769</text:p>
          </table:table-cell>
          <table:table-cell office:value-type="float" office:value="-41.02" calcext:value-type="float">
            <text:p>-41,02</text:p>
          </table:table-cell>
          <table:table-cell office:value-type="float" office:value="-11.2" calcext:value-type="float">
            <text:p>-11,2</text:p>
          </table:table-cell>
          <table:table-cell office:value-type="float" office:value="0.9" calcext:value-type="float">
            <text:p>0,9</text:p>
          </table:table-cell>
          <table:table-cell office:value-type="float" office:value="8310" calcext:value-type="float">
            <text:p>83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737" calcext:value-type="float">
            <text:p>1,737</text:p>
          </table:table-cell>
          <table:table-cell office:value-type="float" office:value="-40.58" calcext:value-type="float">
            <text:p>-40,58</text:p>
          </table:table-cell>
          <table:table-cell office:value-type="float" office:value="-10.57" calcext:value-type="float">
            <text:p>-10,57</text:p>
          </table:table-cell>
          <table:table-cell office:value-type="float" office:value="0.9" calcext:value-type="float">
            <text:p>0,9</text:p>
          </table:table-cell>
          <table:table-cell office:value-type="float" office:value="8290" calcext:value-type="float">
            <text:p>829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.747" calcext:value-type="float">
            <text:p>1,747</text:p>
          </table:table-cell>
          <table:table-cell office:value-type="float" office:value="-40.33" calcext:value-type="float">
            <text:p>-40,33</text:p>
          </table:table-cell>
          <table:table-cell office:value-type="float" office:value="-10.59" calcext:value-type="float">
            <text:p>-10,59</text:p>
          </table:table-cell>
          <table:table-cell office:value-type="float" office:value="0.8" calcext:value-type="float">
            <text:p>0,8</text:p>
          </table:table-cell>
          <table:table-cell office:value-type="float" office:value="8290" calcext:value-type="float">
            <text:p>82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1.717" calcext:value-type="float">
            <text:p>1,717</text:p>
          </table:table-cell>
          <table:table-cell office:value-type="float" office:value="-39.88" calcext:value-type="float">
            <text:p>-39,88</text:p>
          </table:table-cell>
          <table:table-cell office:value-type="float" office:value="-10" calcext:value-type="float">
            <text:p>-10</text:p>
          </table:table-cell>
          <table:table-cell office:value-type="float" office:value="0.8" calcext:value-type="float">
            <text:p>0,8</text:p>
          </table:table-cell>
          <table:table-cell office:value-type="float" office:value="8270" calcext:value-type="float">
            <text:p>827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,5</text:p>
          </table:table-cell>
          <table:table-cell office:value-type="float" office:value="1.726" calcext:value-type="float">
            <text:p>1,726</text:p>
          </table:table-cell>
          <table:table-cell office:value-type="float" office:value="-39.63" calcext:value-type="float">
            <text:p>-39,63</text:p>
          </table:table-cell>
          <table:table-cell office:value-type="float" office:value="-10.01" calcext:value-type="float">
            <text:p>-10,01</text:p>
          </table:table-cell>
          <table:table-cell office:value-type="float" office:value="0.8" calcext:value-type="float">
            <text:p>0,8</text:p>
          </table:table-cell>
          <table:table-cell office:value-type="float" office:value="8270" calcext:value-type="float">
            <text:p>82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698" calcext:value-type="float">
            <text:p>1,698</text:p>
          </table:table-cell>
          <table:table-cell office:value-type="float" office:value="-39.21" calcext:value-type="float">
            <text:p>-39,21</text:p>
          </table:table-cell>
          <table:table-cell office:value-type="float" office:value="-9.48" calcext:value-type="float">
            <text:p>-9,48</text:p>
          </table:table-cell>
          <table:table-cell office:value-type="float" office:value="0.8" calcext:value-type="float">
            <text:p>0,8</text:p>
          </table:table-cell>
          <table:table-cell office:value-type="float" office:value="8250" calcext:value-type="float">
            <text:p>825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.707" calcext:value-type="float">
            <text:p>1,707</text:p>
          </table:table-cell>
          <table:table-cell office:value-type="float" office:value="-38.95" calcext:value-type="float">
            <text:p>-38,95</text:p>
          </table:table-cell>
          <table:table-cell office:value-type="float" office:value="-9.48" calcext:value-type="float">
            <text:p>-9,48</text:p>
          </table:table-cell>
          <table:table-cell office:value-type="float" office:value="0.8" calcext:value-type="float">
            <text:p>0,8</text:p>
          </table:table-cell>
          <table:table-cell office:value-type="float" office:value="8240" calcext:value-type="float">
            <text:p>82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5" calcext:value-type="float">
            <text:p>18,5</text:p>
          </table:table-cell>
          <table:table-cell office:value-type="float" office:value="1.68" calcext:value-type="float">
            <text:p>1,68</text:p>
          </table:table-cell>
          <table:table-cell office:value-type="float" office:value="-38.56" calcext:value-type="float">
            <text:p>-38,56</text:p>
          </table:table-cell>
          <table:table-cell office:value-type="float" office:value="-9" calcext:value-type="float">
            <text:p>-9</text:p>
          </table:table-cell>
          <table:table-cell office:value-type="float" office:value="0.8" calcext:value-type="float">
            <text:p>0,8</text:p>
          </table:table-cell>
          <table:table-cell office:value-type="float" office:value="8220" calcext:value-type="float">
            <text:p>822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,5</text:p>
          </table:table-cell>
          <table:table-cell office:value-type="float" office:value="1.689" calcext:value-type="float">
            <text:p>1,689</text:p>
          </table:table-cell>
          <table:table-cell office:value-type="float" office:value="-38.31" calcext:value-type="float">
            <text:p>-38,31</text:p>
          </table:table-cell>
          <table:table-cell office:value-type="float" office:value="-9" calcext:value-type="float">
            <text:p>-9</text:p>
          </table:table-cell>
          <table:table-cell office:value-type="float" office:value="0.8" calcext:value-type="float">
            <text:p>0,8</text:p>
          </table:table-cell>
          <table:table-cell office:value-type="float" office:value="8220" calcext:value-type="float">
            <text:p>82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663" calcext:value-type="float">
            <text:p>1,663</text:p>
          </table:table-cell>
          <table:table-cell office:value-type="float" office:value="-37.93" calcext:value-type="float">
            <text:p>-37,93</text:p>
          </table:table-cell>
          <table:table-cell office:value-type="float" office:value="-8.56" calcext:value-type="float">
            <text:p>-8,56</text:p>
          </table:table-cell>
          <table:table-cell office:value-type="float" office:value="0.8" calcext:value-type="float">
            <text:p>0,8</text:p>
          </table:table-cell>
          <table:table-cell office:value-type="float" office:value="8200" calcext:value-type="float">
            <text:p>82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.672" calcext:value-type="float">
            <text:p>1,672</text:p>
          </table:table-cell>
          <table:table-cell office:value-type="float" office:value="-37.71" calcext:value-type="float">
            <text:p>-37,71</text:p>
          </table:table-cell>
          <table:table-cell office:value-type="float" office:value="-8.56" calcext:value-type="float">
            <text:p>-8,56</text:p>
          </table:table-cell>
          <table:table-cell office:value-type="float" office:value="0.8" calcext:value-type="float">
            <text:p>0,8</text:p>
          </table:table-cell>
          <table:table-cell office:value-type="float" office:value="8200" calcext:value-type="float">
            <text:p>8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1.647" calcext:value-type="float">
            <text:p>1,647</text:p>
          </table:table-cell>
          <table:table-cell office:value-type="float" office:value="-37.32" calcext:value-type="float">
            <text:p>-37,32</text:p>
          </table:table-cell>
          <table:table-cell office:value-type="float" office:value="-8.15" calcext:value-type="float">
            <text:p>-8,15</text:p>
          </table:table-cell>
          <table:table-cell office:value-type="float" office:value="0.8" calcext:value-type="float">
            <text:p>0,8</text:p>
          </table:table-cell>
          <table:table-cell office:value-type="float" office:value="8180" calcext:value-type="float">
            <text:p>818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1.656" calcext:value-type="float">
            <text:p>1,656</text:p>
          </table:table-cell>
          <table:table-cell office:value-type="float" office:value="-37.1" calcext:value-type="float">
            <text:p>-37,1</text:p>
          </table:table-cell>
          <table:table-cell office:value-type="float" office:value="-8.15" calcext:value-type="float">
            <text:p>-8,15</text:p>
          </table:table-cell>
          <table:table-cell office:value-type="float" office:value="0.8" calcext:value-type="float">
            <text:p>0,8</text:p>
          </table:table-cell>
          <table:table-cell office:value-type="float" office:value="8180" calcext:value-type="float">
            <text:p>8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633" calcext:value-type="float">
            <text:p>1,633</text:p>
          </table:table-cell>
          <table:table-cell office:value-type="float" office:value="-36.72" calcext:value-type="float">
            <text:p>-36,72</text:p>
          </table:table-cell>
          <table:table-cell office:value-type="float" office:value="-7.77" calcext:value-type="float">
            <text:p>-7,77</text:p>
          </table:table-cell>
          <table:table-cell office:value-type="float" office:value="0.7" calcext:value-type="float">
            <text:p>0,7</text:p>
          </table:table-cell>
          <table:table-cell office:value-type="float" office:value="8160" calcext:value-type="float">
            <text:p>816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.641" calcext:value-type="float">
            <text:p>1,641</text:p>
          </table:table-cell>
          <table:table-cell office:value-type="float" office:value="-36.51" calcext:value-type="float">
            <text:p>-36,51</text:p>
          </table:table-cell>
          <table:table-cell office:value-type="float" office:value="-7.77" calcext:value-type="float">
            <text:p>-7,77</text:p>
          </table:table-cell>
          <table:table-cell office:value-type="float" office:value="0.7" calcext:value-type="float">
            <text:p>0,7</text:p>
          </table:table-cell>
          <table:table-cell office:value-type="float" office:value="8150" calcext:value-type="float">
            <text:p>815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3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23T17:51:31.047000000</dc:date>
    <dc:creator>Uwe Rother</dc:creator>
    <meta:editing-duration>PT8M12S</meta:editing-duration>
    <meta:editing-cycles>1</meta:editing-cycles>
    <meta:document-statistic meta:table-count="1" meta:cell-count="574" meta:object-count="1"/>
    <meta:generator>LibreOffice/7.2.7.2$Windows_X86_64 LibreOffice_project/8d71d29d553c0f7dcbfa38fbfda25ee34cce99a2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48cm" svg:y="3.442cm" style:legend-expansion="high" chart:style-name="ch2"/>
        <chart:plot-area chart:style-name="ch3" table:cell-range-address="output_data_ohneBias.A1:output_data_ohneBias.A41 output_data_ohneBias.C1:output_data_ohneBias.C41 output_data_ohneBias.F1:output_data_ohneBias.F41 output_data_ohneBias.J1:output_data_ohneBias.J41 output_data_ohneBias.M1:output_data_ohneBias.M41" chart:data-source-has-labels="row" svg:x="0.32cm" svg:y="0.18cm" svg:width="13.508cm" svg:height="8.64cm">
          <chart:coordinate-region svg:x="1.524cm" svg:y="0.383cm" svg:width="11.544cm" svg:height="7.7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output_data_ohneBias.C2:output_data_ohneBias.C41" chart:label-cell-address="output_data_ohneBias.C1:output_data_ohneBias.C1" chart:class="chart:scatter">
            <chart:domain table:cell-range-address="output_data_ohneBias.A2:output_data_ohneBias.A41"/>
            <chart:data-point chart:repeated="40"/>
          </chart:series>
          <chart:series chart:attached-axis="primary-y" chart:style-name="ch9" chart:values-cell-range-address="output_data_ohneBias.F2:output_data_ohneBias.F41" chart:label-cell-address="output_data_ohneBias.F1:output_data_ohneBias.F1" chart:class="chart:scatter">
            <chart:data-point chart:repeated="40"/>
          </chart:series>
          <chart:series chart:attached-axis="secondary-y" chart:style-name="ch10" chart:values-cell-range-address="output_data_ohneBias.J2:output_data_ohneBias.J41" chart:label-cell-address="output_data_ohneBias.J1:output_data_ohneBias.J1" chart:class="chart:scatter">
            <chart:data-point chart:repeated="40"/>
          </chart:series>
          <chart:series chart:attached-axis="primary-y" chart:style-name="ch11" chart:values-cell-range-address="output_data_ohneBias.M2:output_data_ohneBias.M41" chart:label-cell-address="output_data_ohneBias.M1:output_data_ohneBias.M1" chart:class="chart:scatter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Phi</text:p>
                <draw:g>
                  <svg:desc>output_data_ohneBias.C1:output_data_ohneBias.C1</svg:desc>
                </draw:g>
              </table:table-cell>
              <table:table-cell office:value-type="string">
                <text:p>C</text:p>
                <draw:g>
                  <svg:desc>output_data_ohneBias.F1:output_data_ohneBias.F1</svg:desc>
                </draw:g>
              </table:table-cell>
              <table:table-cell office:value-type="string">
                <text:p>Phi</text:p>
                <draw:g>
                  <svg:desc>output_data_ohneBias.J1:output_data_ohneBias.J1</svg:desc>
                </draw:g>
              </table:table-cell>
              <table:table-cell office:value-type="string">
                <text:p>C</text:p>
                <draw:g>
                  <svg:desc>output_data_ohneBias.M1:output_data_ohneBias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output_data_ohneBias.A2:output_data_ohneBias.A41</svg:desc>
                </draw:g>
              </table:table-cell>
              <table:table-cell office:value-type="float" office:value="-85.42">
                <text:p>-85.42</text:p>
                <draw:g>
                  <svg:desc>output_data_ohneBias.C2:output_data_ohneBias.C41</svg:desc>
                </draw:g>
              </table:table-cell>
              <table:table-cell office:value-type="float" office:value="9570">
                <text:p>9570</text:p>
                <draw:g>
                  <svg:desc>output_data_ohneBias.F2:output_data_ohneBias.F41</svg:desc>
                </draw:g>
              </table:table-cell>
              <table:table-cell office:value-type="float" office:value="-85.35">
                <text:p>-85.35</text:p>
                <draw:g>
                  <svg:desc>output_data_ohneBias.J2:output_data_ohneBias.J41</svg:desc>
                </draw:g>
              </table:table-cell>
              <table:table-cell office:value-type="float" office:value="9570">
                <text:p>9570</text:p>
                <draw:g>
                  <svg:desc>output_data_ohneBias.M2:output_data_ohneBias.M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83.26">
                <text:p>-83.26</text:p>
              </table:table-cell>
              <table:table-cell office:value-type="float" office:value="9386">
                <text:p>9386</text:p>
              </table:table-cell>
              <table:table-cell office:value-type="float" office:value="-83.15">
                <text:p>-83.15</text:p>
              </table:table-cell>
              <table:table-cell office:value-type="float" office:value="9391">
                <text:p>93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-81.18">
                <text:p>-81.18</text:p>
              </table:table-cell>
              <table:table-cell office:value-type="float" office:value="9285">
                <text:p>9285</text:p>
              </table:table-cell>
              <table:table-cell office:value-type="float" office:value="-81.03">
                <text:p>-81.03</text:p>
              </table:table-cell>
              <table:table-cell office:value-type="float" office:value="9288">
                <text:p>92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79.17">
                <text:p>-79.17</text:p>
              </table:table-cell>
              <table:table-cell office:value-type="float" office:value="9200">
                <text:p>9200</text:p>
              </table:table-cell>
              <table:table-cell office:value-type="float" office:value="-78.99">
                <text:p>-78.99</text:p>
              </table:table-cell>
              <table:table-cell office:value-type="float" office:value="9200">
                <text:p>9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-77.19">
                <text:p>-77.19</text:p>
              </table:table-cell>
              <table:table-cell office:value-type="float" office:value="9100">
                <text:p>9100</text:p>
              </table:table-cell>
              <table:table-cell office:value-type="float" office:value="-76.96">
                <text:p>-76.96</text:p>
              </table:table-cell>
              <table:table-cell office:value-type="float" office:value="9200">
                <text:p>92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-75.24">
                <text:p>-75.24</text:p>
              </table:table-cell>
              <table:table-cell office:value-type="float" office:value="9100">
                <text:p>9100</text:p>
              </table:table-cell>
              <table:table-cell office:value-type="float" office:value="-74.99">
                <text:p>-74.99</text:p>
              </table:table-cell>
              <table:table-cell office:value-type="float" office:value="9100">
                <text:p>9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-73.34">
                <text:p>-73.34</text:p>
              </table:table-cell>
              <table:table-cell office:value-type="float" office:value="9100">
                <text:p>9100</text:p>
              </table:table-cell>
              <table:table-cell office:value-type="float" office:value="-73.08">
                <text:p>-73.08</text:p>
              </table:table-cell>
              <table:table-cell office:value-type="float" office:value="9100">
                <text:p>9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-71.49">
                <text:p>-71.49</text:p>
              </table:table-cell>
              <table:table-cell office:value-type="float" office:value="9000">
                <text:p>9000</text:p>
              </table:table-cell>
              <table:table-cell office:value-type="float" office:value="-71.2">
                <text:p>-71.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-69.7">
                <text:p>-69.7</text:p>
              </table:table-cell>
              <table:table-cell office:value-type="float" office:value="9000">
                <text:p>9000</text:p>
              </table:table-cell>
              <table:table-cell office:value-type="float" office:value="-69.39">
                <text:p>-69.3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-67.96">
                <text:p>-67.96</text:p>
              </table:table-cell>
              <table:table-cell office:value-type="float" office:value="8900">
                <text:p>8900</text:p>
              </table:table-cell>
              <table:table-cell office:value-type="float" office:value="-67.63">
                <text:p>-67.63</text:p>
              </table:table-cell>
              <table:table-cell office:value-type="float" office:value="8900">
                <text:p>89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-66.27">
                <text:p>-66.27</text:p>
              </table:table-cell>
              <table:table-cell office:value-type="float" office:value="8900">
                <text:p>8900</text:p>
              </table:table-cell>
              <table:table-cell office:value-type="float" office:value="-65.93">
                <text:p>-65.93</text:p>
              </table:table-cell>
              <table:table-cell office:value-type="float" office:value="8900">
                <text:p>89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-64.64">
                <text:p>-64.64</text:p>
              </table:table-cell>
              <table:table-cell office:value-type="float" office:value="8900">
                <text:p>8900</text:p>
              </table:table-cell>
              <table:table-cell office:value-type="float" office:value="-64.29">
                <text:p>-64.29</text:p>
              </table:table-cell>
              <table:table-cell office:value-type="float" office:value="8900">
                <text:p>89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">
                <text:p>6.5</text:p>
              </table:table-cell>
              <table:table-cell office:value-type="float" office:value="-63.06">
                <text:p>-63.06</text:p>
              </table:table-cell>
              <table:table-cell office:value-type="float" office:value="8800">
                <text:p>8800</text:p>
              </table:table-cell>
              <table:table-cell office:value-type="float" office:value="-62.71">
                <text:p>-62.71</text:p>
              </table:table-cell>
              <table:table-cell office:value-type="float" office:value="8800">
                <text:p>88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-61.54">
                <text:p>-61.54</text:p>
              </table:table-cell>
              <table:table-cell office:value-type="float" office:value="8800">
                <text:p>8800</text:p>
              </table:table-cell>
              <table:table-cell office:value-type="float" office:value="-61.18">
                <text:p>-61.18</text:p>
              </table:table-cell>
              <table:table-cell office:value-type="float" office:value="8800">
                <text:p>88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5">
                <text:p>7.5</text:p>
              </table:table-cell>
              <table:table-cell office:value-type="float" office:value="-60.08">
                <text:p>-60.08</text:p>
              </table:table-cell>
              <table:table-cell office:value-type="float" office:value="8770">
                <text:p>8770</text:p>
              </table:table-cell>
              <table:table-cell office:value-type="float" office:value="-59.71">
                <text:p>-59.71</text:p>
              </table:table-cell>
              <table:table-cell office:value-type="float" office:value="8770">
                <text:p>87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-58.67">
                <text:p>-58.67</text:p>
              </table:table-cell>
              <table:table-cell office:value-type="float" office:value="8740">
                <text:p>8740</text:p>
              </table:table-cell>
              <table:table-cell office:value-type="float" office:value="-58.3">
                <text:p>-58.3</text:p>
              </table:table-cell>
              <table:table-cell office:value-type="float" office:value="8740">
                <text:p>87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5">
                <text:p>8.5</text:p>
              </table:table-cell>
              <table:table-cell office:value-type="float" office:value="-57.3">
                <text:p>-57.3</text:p>
              </table:table-cell>
              <table:table-cell office:value-type="float" office:value="8720">
                <text:p>8720</text:p>
              </table:table-cell>
              <table:table-cell office:value-type="float" office:value="-56.93">
                <text:p>-56.93</text:p>
              </table:table-cell>
              <table:table-cell office:value-type="float" office:value="8710">
                <text:p>87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-55.99">
                <text:p>-55.99</text:p>
              </table:table-cell>
              <table:table-cell office:value-type="float" office:value="8690">
                <text:p>8690</text:p>
              </table:table-cell>
              <table:table-cell office:value-type="float" office:value="-55.63">
                <text:p>-55.63</text:p>
              </table:table-cell>
              <table:table-cell office:value-type="float" office:value="8690">
                <text:p>86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5">
                <text:p>9.5</text:p>
              </table:table-cell>
              <table:table-cell office:value-type="float" office:value="-54.74">
                <text:p>-54.74</text:p>
              </table:table-cell>
              <table:table-cell office:value-type="float" office:value="8660">
                <text:p>8660</text:p>
              </table:table-cell>
              <table:table-cell office:value-type="float" office:value="-54.37">
                <text:p>-54.37</text:p>
              </table:table-cell>
              <table:table-cell office:value-type="float" office:value="8660">
                <text:p>86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-53.52">
                <text:p>-53.52</text:p>
              </table:table-cell>
              <table:table-cell office:value-type="float" office:value="8630">
                <text:p>8630</text:p>
              </table:table-cell>
              <table:table-cell office:value-type="float" office:value="-53.16">
                <text:p>-53.16</text:p>
              </table:table-cell>
              <table:table-cell office:value-type="float" office:value="8630">
                <text:p>86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5">
                <text:p>10.5</text:p>
              </table:table-cell>
              <table:table-cell office:value-type="float" office:value="-52.35">
                <text:p>-52.35</text:p>
              </table:table-cell>
              <table:table-cell office:value-type="float" office:value="8610">
                <text:p>8610</text:p>
              </table:table-cell>
              <table:table-cell office:value-type="float" office:value="-52.01">
                <text:p>-52.01</text:p>
              </table:table-cell>
              <table:table-cell office:value-type="float" office:value="8600">
                <text:p>86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-51.24">
                <text:p>-51.24</text:p>
              </table:table-cell>
              <table:table-cell office:value-type="float" office:value="8580">
                <text:p>8580</text:p>
              </table:table-cell>
              <table:table-cell office:value-type="float" office:value="-50.89">
                <text:p>-50.89</text:p>
              </table:table-cell>
              <table:table-cell office:value-type="float" office:value="8580">
                <text:p>85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5">
                <text:p>11.5</text:p>
              </table:table-cell>
              <table:table-cell office:value-type="float" office:value="-50.16">
                <text:p>-50.16</text:p>
              </table:table-cell>
              <table:table-cell office:value-type="float" office:value="8550">
                <text:p>8550</text:p>
              </table:table-cell>
              <table:table-cell office:value-type="float" office:value="-49.83">
                <text:p>-49.83</text:p>
              </table:table-cell>
              <table:table-cell office:value-type="float" office:value="8550">
                <text:p>85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-49.12">
                <text:p>-49.12</text:p>
              </table:table-cell>
              <table:table-cell office:value-type="float" office:value="8530">
                <text:p>8530</text:p>
              </table:table-cell>
              <table:table-cell office:value-type="float" office:value="-48.78">
                <text:p>-48.78</text:p>
              </table:table-cell>
              <table:table-cell office:value-type="float" office:value="8530">
                <text:p>85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5">
                <text:p>12.5</text:p>
              </table:table-cell>
              <table:table-cell office:value-type="float" office:value="-48.1">
                <text:p>-48.1</text:p>
              </table:table-cell>
              <table:table-cell office:value-type="float" office:value="8510">
                <text:p>8510</text:p>
              </table:table-cell>
              <table:table-cell office:value-type="float" office:value="-47.78">
                <text:p>-47.78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-47.15">
                <text:p>-47.15</text:p>
              </table:table-cell>
              <table:table-cell office:value-type="float" office:value="8480">
                <text:p>8480</text:p>
              </table:table-cell>
              <table:table-cell office:value-type="float" office:value="-46.83">
                <text:p>-46.83</text:p>
              </table:table-cell>
              <table:table-cell office:value-type="float" office:value="8480">
                <text:p>84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5">
                <text:p>13.5</text:p>
              </table:table-cell>
              <table:table-cell office:value-type="float" office:value="-46.21">
                <text:p>-46.21</text:p>
              </table:table-cell>
              <table:table-cell office:value-type="float" office:value="8460">
                <text:p>8460</text:p>
              </table:table-cell>
              <table:table-cell office:value-type="float" office:value="-45.9">
                <text:p>-45.9</text:p>
              </table:table-cell>
              <table:table-cell office:value-type="float" office:value="8450">
                <text:p>84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-45.32">
                <text:p>-45.32</text:p>
              </table:table-cell>
              <table:table-cell office:value-type="float" office:value="8430">
                <text:p>8430</text:p>
              </table:table-cell>
              <table:table-cell office:value-type="float" office:value="-45.01">
                <text:p>-45.01</text:p>
              </table:table-cell>
              <table:table-cell office:value-type="float" office:value="8430">
                <text:p>84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5">
                <text:p>14.5</text:p>
              </table:table-cell>
              <table:table-cell office:value-type="float" office:value="-44.45">
                <text:p>-44.45</text:p>
              </table:table-cell>
              <table:table-cell office:value-type="float" office:value="8410">
                <text:p>8410</text:p>
              </table:table-cell>
              <table:table-cell office:value-type="float" office:value="-44.16">
                <text:p>-44.16</text:p>
              </table:table-cell>
              <table:table-cell office:value-type="float" office:value="8400">
                <text:p>84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-43.62">
                <text:p>-43.62</text:p>
              </table:table-cell>
              <table:table-cell office:value-type="float" office:value="8380">
                <text:p>8380</text:p>
              </table:table-cell>
              <table:table-cell office:value-type="float" office:value="-43.32">
                <text:p>-43.32</text:p>
              </table:table-cell>
              <table:table-cell office:value-type="float" office:value="8380">
                <text:p>83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5">
                <text:p>15.5</text:p>
              </table:table-cell>
              <table:table-cell office:value-type="float" office:value="-42.81">
                <text:p>-42.81</text:p>
              </table:table-cell>
              <table:table-cell office:value-type="float" office:value="8360">
                <text:p>8360</text:p>
              </table:table-cell>
              <table:table-cell office:value-type="float" office:value="-42.54">
                <text:p>-42.54</text:p>
              </table:table-cell>
              <table:table-cell office:value-type="float" office:value="8360">
                <text:p>83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-42.04">
                <text:p>-42.04</text:p>
              </table:table-cell>
              <table:table-cell office:value-type="float" office:value="8330">
                <text:p>8330</text:p>
              </table:table-cell>
              <table:table-cell office:value-type="float" office:value="-41.76">
                <text:p>-41.76</text:p>
              </table:table-cell>
              <table:table-cell office:value-type="float" office:value="8330">
                <text:p>83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5">
                <text:p>16.5</text:p>
              </table:table-cell>
              <table:table-cell office:value-type="float" office:value="-41.29">
                <text:p>-41.29</text:p>
              </table:table-cell>
              <table:table-cell office:value-type="float" office:value="8310">
                <text:p>8310</text:p>
              </table:table-cell>
              <table:table-cell office:value-type="float" office:value="-41.02">
                <text:p>-41.02</text:p>
              </table:table-cell>
              <table:table-cell office:value-type="float" office:value="8310">
                <text:p>83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">
                <text:p>17</text:p>
              </table:table-cell>
              <table:table-cell office:value-type="float" office:value="-40.58">
                <text:p>-40.58</text:p>
              </table:table-cell>
              <table:table-cell office:value-type="float" office:value="8290">
                <text:p>8290</text:p>
              </table:table-cell>
              <table:table-cell office:value-type="float" office:value="-40.33">
                <text:p>-40.33</text:p>
              </table:table-cell>
              <table:table-cell office:value-type="float" office:value="8290">
                <text:p>82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.5">
                <text:p>17.5</text:p>
              </table:table-cell>
              <table:table-cell office:value-type="float" office:value="-39.88">
                <text:p>-39.88</text:p>
              </table:table-cell>
              <table:table-cell office:value-type="float" office:value="8270">
                <text:p>8270</text:p>
              </table:table-cell>
              <table:table-cell office:value-type="float" office:value="-39.63">
                <text:p>-39.63</text:p>
              </table:table-cell>
              <table:table-cell office:value-type="float" office:value="8270">
                <text:p>82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-39.21">
                <text:p>-39.21</text:p>
              </table:table-cell>
              <table:table-cell office:value-type="float" office:value="8250">
                <text:p>8250</text:p>
              </table:table-cell>
              <table:table-cell office:value-type="float" office:value="-38.95">
                <text:p>-38.95</text:p>
              </table:table-cell>
              <table:table-cell office:value-type="float" office:value="8240">
                <text:p>824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.5">
                <text:p>18.5</text:p>
              </table:table-cell>
              <table:table-cell office:value-type="float" office:value="-38.56">
                <text:p>-38.56</text:p>
              </table:table-cell>
              <table:table-cell office:value-type="float" office:value="8220">
                <text:p>8220</text:p>
              </table:table-cell>
              <table:table-cell office:value-type="float" office:value="-38.31">
                <text:p>-38.31</text:p>
              </table:table-cell>
              <table:table-cell office:value-type="float" office:value="8220">
                <text:p>82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-37.93">
                <text:p>-37.93</text:p>
              </table:table-cell>
              <table:table-cell office:value-type="float" office:value="8200">
                <text:p>8200</text:p>
              </table:table-cell>
              <table:table-cell office:value-type="float" office:value="-37.71">
                <text:p>-37.71</text:p>
              </table:table-cell>
              <table:table-cell office:value-type="float" office:value="8200">
                <text:p>82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.5">
                <text:p>19.5</text:p>
              </table:table-cell>
              <table:table-cell office:value-type="float" office:value="-37.32">
                <text:p>-37.32</text:p>
              </table:table-cell>
              <table:table-cell office:value-type="float" office:value="8180">
                <text:p>8180</text:p>
              </table:table-cell>
              <table:table-cell office:value-type="float" office:value="-37.1">
                <text:p>-37.1</text:p>
              </table:table-cell>
              <table:table-cell office:value-type="float" office:value="8180">
                <text:p>81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-36.72">
                <text:p>-36.72</text:p>
              </table:table-cell>
              <table:table-cell office:value-type="float" office:value="8160">
                <text:p>8160</text:p>
              </table:table-cell>
              <table:table-cell office:value-type="float" office:value="-36.51">
                <text:p>-36.51</text:p>
              </table:table-cell>
              <table:table-cell office:value-type="float" office:value="8150">
                <text:p>81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7.2$Windows_X86_64 LibreOffice_project/8d71d29d553c0f7dcbfa38fbfda25ee34cce99a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